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?php</text:p>
      <text:p text:style-name="Standard"/>
      <text:p text:style-name="Standard">namespace App\Http\Controllers;</text:p>
      <text:p text:style-name="Standard"/>
      <text:p text:style-name="Standard">use Illuminate\Http\Request;</text:p>
      <text:p text:style-name="Standard">use App\Models\DmFileUpload;</text:p>
      <text:p text:style-name="Standard">use App\Models\DmSection;</text:p>
      <text:p text:style-name="Standard">use App\Models\DmFileTagging;</text:p>
      <text:p text:style-name="Standard">use App\Models\DmMetaTagging;</text:p>
      <text:p text:style-name="Standard"/>
      <text:p text:style-name="Standard">class FileController extends Controller</text:p>
      <text:p text:style-name="Standard">{</text:p>
      <text:p text:style-name="Standard"><text:s text:c="5"/>public function index($id){</text:p>
      <text:p text:style-name="Standard"><text:s text:c="5"/></text:p>
      <text:p text:style-name="Standard"><text:s text:c="8"/>$file = DmFileUpload::where('id', $id)-&gt;first();</text:p>
      <text:p text:style-name="Standard"><text:s text:c="8"/>// dd($file);</text:p>
      <text:p text:style-name="Standard"><text:s text:c="8"/>$fileScan = DmFileTagging::where('file_scan_id',$id)-&gt;first();</text:p>
      <text:p text:style-name="Standard"><text:s text:c="8"/>$metaNames = array();</text:p>
      <text:p text:style-name="Standard"><text:s text:c="8"/>$metaNamesVal = array();</text:p>
      <text:p text:style-name="Standard"><text:s text:c="8"/>if($fileScan != null){</text:p>
      <text:p text:style-name="Standard"/>
      <text:p text:style-name="Standard"><text:s text:c="10"/>if($fileScan-&gt;meta_tag_value == null){</text:p>
      <text:p text:style-name="Standard"><text:s text:c="12"/>$scans = unserialize($fileScan-&gt;meta_tag_id); </text:p>
      <text:p text:style-name="Standard"><text:s text:c="12"/>foreach($scans as $scan){</text:p>
      <text:p text:style-name="Standard"><text:s text:c="12"/>$metaNamesVal[] = DmMetaTagging::find($scan);</text:p>
      <text:p text:style-name="Standard"><text:s text:c="8"/>}</text:p>
      <text:p text:style-name="Standard"><text:s text:c="10"/>}else{</text:p>
      <text:p text:style-name="Standard"><text:s text:c="12"/>$scans_value = unserialize($fileScan-&gt;meta_tag_value); <text:s/></text:p>
      <text:p text:style-name="Standard"><text:s text:c="15"/>foreach($scans_value as $key =&gt; $scan){</text:p>
      <text:p text:style-name="Standard"><text:s text:c="16"/>$sval = DmMetaTagging::find($key);</text:p>
      <text:p text:style-name="Standard"><text:s text:c="16"/>$metaNames[] = array($sval-&gt;tagging_name=&gt;$scans_value[$key]);</text:p>
      <text:p text:style-name="Standard"><text:s text:c="8"/>} </text:p>
      <text:p text:style-name="Standard"><text:s text:c="10"/>}</text:p>
      <text:p text:style-name="Standard"/>
      <text:p text:style-name="Standard"><text:s text:c="6"/>}</text:p>
      <text:p text:style-name="Standard"/>
      <text:p text:style-name="Standard"><text:s text:c="8"/>$id = $file-&gt;folder_id;</text:p>
      <text:p text:style-name="Standard"><text:s text:c="8"/>// dd($id);</text:p>
      <text:p text:style-name="Standard"/>
      <text:p text:style-name="Standard"><text:s text:c="8"/>$parents = array(); <text:s/></text:p>
      <text:p text:style-name="Standard"><text:s text:c="8"/>do {</text:p>
      <text:p text:style-name="Standard"><text:s text:c="12"/>$folder = DmSection::find($id);</text:p>
      <text:p text:style-name="Standard"><text:s text:c="12"/>if($folder-&gt;parent_id == null){</text:p>
      <text:p text:style-name="Standard"><text:s text:c="15"/>$parents[] = $folder;</text:p>
      <text:p text:style-name="Standard"><text:s text:c="12"/>}else{</text:p>
      <text:p text:style-name="Standard"><text:s text:c="16"/>$parents[] = $folder; <text:s text:c="8"/></text:p>
      <text:p text:style-name="Standard"><text:s text:c="12"/>}</text:p>
      <text:p text:style-name="Standard"><text:s text:c="12"/>$id = $folder-&gt;parent_id;</text:p>
      <text:p text:style-name="Standard"><text:s text:c="10"/>} while ($id != null);</text:p>
      <text:p text:style-name="Standard"/>
      <text:p text:style-name="Standard"><text:s text:c="10"/>$parents=array_reverse($parents);</text:p>
      <text:p text:style-name="Standard"><text:s text:c="5"/><text:tab/>return view('file.view', compact('parents','file','metaNames','metaNamesVal','fileScan'));</text:p>
      <text:p text:style-name="Standard"><text:soft-page-break/><text:s text:c="5"/>}</text:p>
      <text:p text:style-name="Standard"/>
      <text:p text:style-name="Standard"><text:s text:c="4"/>public function EditView($id){</text:p>
      <text:p text:style-name="Standard"/>
      <text:p text:style-name="Standard"><text:s text:c="8"/>$file = DmFileUpload::where('id', $id)-&gt;first();</text:p>
      <text:p text:style-name="Standard"><text:s text:c="8"/>$file_name = pathinfo($file-&gt;doc_name, PATHINFO_FILENAME);</text:p>
      <text:p text:style-name="Standard"><text:s text:c="8"/>$file_ext = pathinfo($file-&gt;doc_name, PATHINFO_EXTENSION);</text:p>
      <text:p text:style-name="Standard"><text:s text:c="8"/>$fileScan = DmFileTagging::where('file_scan_id',$id)-&gt;first();</text:p>
      <text:p text:style-name="Standard"><text:s text:c="8"/>$metaNames = array();</text:p>
      <text:p text:style-name="Standard"><text:s text:c="8"/>if($fileScan != null){</text:p>
      <text:p text:style-name="Standard"><text:s text:c="8"/>$scans = unserialize($fileScan-&gt;meta_tag_id);</text:p>
      <text:p text:style-name="Standard"><text:s text:c="8"/>$scans_value = unserialize($fileScan-&gt;meta_tag_value); <text:s text:c="9"/></text:p>
      <text:p text:style-name="Standard"><text:s text:c="9"/>foreach($scans_value as $key =&gt; $scan){</text:p>
      <text:p text:style-name="Standard"><text:s text:c="10"/>$sval = DmMetaTagging::find($key);</text:p>
      <text:p text:style-name="Standard"><text:s text:c="10"/>$metaNames[$key] = array($sval-&gt;tagging_name=&gt;$scans_value[$key]);</text:p>
      <text:p text:style-name="Standard"><text:s text:c="8"/>}</text:p>
      <text:p text:style-name="Standard"><text:s text:c="6"/>}</text:p>
      <text:p text:style-name="Standard"/>
      <text:p text:style-name="Standard"><text:s text:c="8"/>$id = $file-&gt;folder_id;</text:p>
      <text:p text:style-name="Standard"/>
      <text:p text:style-name="Standard"><text:s text:c="8"/>$parents = array(); <text:s/></text:p>
      <text:p text:style-name="Standard"><text:s text:c="8"/>do {</text:p>
      <text:p text:style-name="Standard"><text:s text:c="12"/>$folder = DmSection::find($id);</text:p>
      <text:p text:style-name="Standard"><text:s text:c="12"/>if($folder-&gt;parent_id == null){</text:p>
      <text:p text:style-name="Standard"><text:s text:c="15"/>$parents[] = $folder;</text:p>
      <text:p text:style-name="Standard"><text:s text:c="12"/>}else{</text:p>
      <text:p text:style-name="Standard"><text:s text:c="16"/>$parents[] = $folder; <text:s text:c="8"/></text:p>
      <text:p text:style-name="Standard"><text:s text:c="12"/>}</text:p>
      <text:p text:style-name="Standard"><text:s text:c="12"/>$id = $folder-&gt;parent_id;</text:p>
      <text:p text:style-name="Standard"><text:s text:c="10"/>} while ($id != null);</text:p>
      <text:p text:style-name="Standard"/>
      <text:p text:style-name="Standard"><text:s text:c="10"/>$parents=array_reverse($parents);</text:p>
      <text:p text:style-name="Standard"><text:s text:c="6"/>return view('file.edit', compact('parents','file','metaNames','file_name','file_ext','fileScan'));</text:p>
      <text:p text:style-name="Standard"/>
      <text:p text:style-name="Standard"/>
      <text:p text:style-name="Standard"><text:s text:c="4"/>} <text:s/></text:p>
      <text:p text:style-name="Standard"/>
      <text:p text:style-name="Standard"><text:s text:c="4"/>public function Editfile(Request $request){</text:p>
      <text:p text:style-name="Standard"/>
      <text:p text:style-name="Standard">// dd($request-&gt;all());</text:p>
      <text:p text:style-name="Standard"><text:s text:c="6"/>// $fileScan = DmFileTagging::find(12);</text:p>
      <text:p text:style-name="Standard"><text:s text:c="6"/>// $scans = unserialize($fileScan-&gt;meta_tag_value); </text:p>
      <text:p text:style-name="Standard"><text:s text:c="6"/>// dd($scans);</text:p>
      <text:p text:style-name="Standard"><text:s text:c="2"/></text:p>
      <text:p text:style-name="Standard"/>
      <text:p text:style-name="Standard"/>
      <text:p text:style-name="Standard"><text:s text:c="3"/></text:p>
      <text:p text:style-name="Standard"><text:s text:c="8"/>// dd($metaVAL);</text:p>
      <text:p text:style-name="Standard"><text:s text:c="6"/>$name_ext= $request-&gt;doc_name.''.$request-&gt;file_ext;</text:p>
      <text:p text:style-name="Standard"><text:s text:c="6"/>$fileScan = DmFileTagging::find($request-&gt;file_id);</text:p>
      <text:p text:style-name="Standard"><text:s text:c="6"/>// dd($fileScan-&gt;file_scan_id);</text:p>
      <text:p text:style-name="Standard"><text:s text:c="6"/>$file = DmFileUpload::find($fileScan-&gt;file_scan_id);</text:p>
      <text:p text:style-name="Standard"><text:soft-page-break/><text:s text:c="6"/>$file-&gt;doc_name = $name_ext;</text:p>
      <text:p text:style-name="Standard"><text:s text:c="6"/>$file-&gt;save();</text:p>
      <text:p text:style-name="Standard"/>
      <text:p text:style-name="Standard"/>
      <text:p text:style-name="Standard"><text:s text:c="6"/>$fileScan-&gt;meta_tag_value = serialize($request-&gt;meta);</text:p>
      <text:p text:style-name="Standard"><text:s text:c="6"/>$fileScan-&gt;save();</text:p>
      <text:p text:style-name="Standard"/>
      <text:p text:style-name="Standard"><text:s text:c="6"/>// $fileScan-&gt;meta_tag_value = $request-&gt;name;</text:p>
      <text:p text:style-name="Standard"><text:s text:c="6"/>// $fileScan-&gt;save();</text:p>
      <text:p text:style-name="Standard"/>
      <text:p text:style-name="Standard"><text:s text:c="6"/>// dd($request-&gt;all());</text:p>
      <text:p text:style-name="Standard"/>
      <text:p text:style-name="Standard"><text:s text:c="6"/>// return redirect()-&gt;route('file-view', ['id' =&gt; 61]);</text:p>
      <text:p text:style-name="Standard"/>
      <text:p text:style-name="Standard"><text:s text:c="7"/>return response()-&gt;json(['fileid'=&gt;$fileScan-&gt;file_scan_id]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16:49:12.894720001</meta:creation-date>
    <dc:date>2021-07-29T16:50:01.341328576</dc:date>
    <meta:editing-duration>PT48S</meta:editing-duration>
    <meta:editing-cycles>1</meta:editing-cycles>
    <meta:document-statistic meta:table-count="0" meta:image-count="0" meta:object-count="0" meta:page-count="3" meta:paragraph-count="96" meta:word-count="239" meta:character-count="3464" meta:non-whitespace-character-count="2546"/>
    <meta:generator>LibreOffice/6.4.7.2$Linux_X86_64 LibreOffice_project/40$Build-2</meta:generator>
  </office:meta>
</office:document-meta>
</file>